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bold" officeooo:rsid="00169dd5" officeooo:paragraph-rsid="00169dd5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>
      <loext:graphic-properties draw:fill="solid" draw:fill-color="#dddddd"/>
      <style:text-properties fo:font-size="11pt" style:font-size-asian="11pt" style:font-size-complex="11pt"/>
    </style:style>
    <style:style style:name="T1" style:family="text">
      <style:text-properties officeooo:rsid="00169dd5"/>
    </style:style>
    <style:style style:name="gr1" style:family="graphic">
      <style:graphic-properties draw:stroke="dash" draw:stroke-dash="Dash" svg:stroke-color="#000000" svg:stroke-linecap="butt" draw:fill="solid" draw:fill-color="#dddddd" fo:min-height="2.6665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actical No 2</text:p>
      <text:h text:style-name="Heading_20_2" text:outline-level="2">AIM : Process Communication using Message Passing.</text:h>
      <text:p text:style-name="P1"><text:span text:style-name="T1">1. </text:span>Use message queues/pipes to solve the producer-consumer problem</text:p>
      <text:p text:style-name="P3">import multiprocessing</text:p>
      <text:p text:style-name="P3">import time</text:p>
      <text:p text:style-name="P3">import random</text:p>
      <text:p text:style-name="P3"/>
      <text:p text:style-name="P3"># Producer Function</text:p>
      <text:p text:style-name="P3">def producer(queue, n_items):</text:p>
      <text:p text:style-name="P3"><text:s text:c="4"/>for i in range(n_items):</text:p>
      <text:p text:style-name="P3"><text:s text:c="8"/>item = random.randint(1, 100)</text:p>
      <text:p text:style-name="P3"><text:s text:c="8"/>queue.put(item) <text:s/># Blocking put</text:p>
      <text:p text:style-name="P3"><text:s text:c="8"/>print(f"Produced: {item}")</text:p>
      <text:p text:style-name="P3"><text:s text:c="8"/>time.sleep(random.uniform(0.1, 0.5))</text:p>
      <text:p text:style-name="P3"/>
      <text:p text:style-name="P3"># Consumer Function</text:p>
      <text:p text:style-name="P3">def consumer(queue, n_items):</text:p>
      <text:p text:style-name="P3"><text:s text:c="4"/>for i in range(n_items):</text:p>
      <text:p text:style-name="P3"><text:s text:c="8"/>item = queue.get() <text:s/># Blocking get</text:p>
      <text:p text:style-name="P3"><text:s text:c="8"/>print(f"Consumed: {item}")</text:p>
      <text:p text:style-name="P3"><text:s text:c="8"/>time.sleep(random.uniform(0.1, 0.5))</text:p>
      <text:p text:style-name="P3"/>
      <text:p text:style-name="P3">if __name__ == "__main__":</text:p>
      <text:p text:style-name="P3"><text:s text:c="4"/>N_ITEMS = 10</text:p>
      <text:p text:style-name="P3"><text:s text:c="4"/>queue = multiprocessing.Queue(maxsize=5) <text:s/># Limited size for demo</text:p>
      <text:p text:style-name="P3"/>
      <text:p text:style-name="P3"><text:s text:c="4"/>p = multiprocessing.Process(target=producer, args=(queue, N_ITEMS))</text:p>
      <text:p text:style-name="P3"><text:s text:c="4"/>c = multiprocessing.Process(target=consumer, args=(queue, N_ITEMS))</text:p>
      <text:p text:style-name="P3"/>
      <text:p text:style-name="P3"><text:s text:c="4"/>p.start()</text:p>
      <text:p text:style-name="P3"><text:s text:c="4"/>c.start()</text:p>
      <text:p text:style-name="P3"><text:s text:c="4"/>p.join()</text:p>
      <text:p text:style-name="P3"><text:s text:c="4"/>c.join()</text:p>
      <text:p text:style-name="P1"><draw:frame text:anchor-type="paragraph" draw:z-index="0" draw:name="Text Frame 1" draw:style-name="gr1" draw:text-style-name="P4" svg:width="4.9169in" svg:height="2.6843in" svg:x="0.0252in" svg:y="0.0799in"><draw:text-box><text:p><text:s/>Produced: 15</text:p><text:p><text:s/>Consumed: 15</text:p><text:p><text:s/>Produced: 99</text:p><text:p><text:s/>Consumed: 99</text:p><text:p><text:s/>Produced: 45</text:p><text:p><text:s/>Consumed: 45</text:p><text:p><text:s/>Produced: 77</text:p><text:p><text:s/>Consumed: 77</text:p><text:p><text:s/>Produced: 81</text:p><text:p><text:s/>Consumed: 81</text:p><text:p><text:s/>Produced: 71</text:p><text:p><text:s/>Consumed: 71</text:p><text:p><text:s/>Produced: 92</text:p><text:p><text:s/>Consumed: 92 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1">2. </text:span>Blocking Version of Producer-Consumer Using multiprocessing-Queue</text:p>
      <text:p text:style-name="P3">import multiprocessing</text:p>
      <text:p text:style-name="P3">import time</text:p>
      <text:p text:style-name="P3">import random</text:p>
      <text:p text:style-name="P3">import queue <text:s/># For Full/Empty exceptions</text:p>
      <text:p text:style-name="P3"/>
      <text:p text:style-name="P3"># Producer Function (Blocking with try/except)</text:p>
      <text:p text:style-name="P3">def producer(queue_obj, n_items):</text:p>
      <text:p text:style-name="P3"><text:s text:c="4"/>for i in range(n_items):</text:p>
      <text:p text:style-name="P3"><text:s text:c="8"/>item = random.randint(1, 100)</text:p>
      <text:p text:style-name="P3"><text:s text:c="8"/>try:</text:p>
      <text:p text:style-name="P3"><text:s text:c="12"/>queue_obj.put(item) <text:s/># Blocking put</text:p>
      <text:p text:style-name="P3"><text:s text:c="12"/>print(f"Produced: {item}")</text:p>
      <text:p text:style-name="P3"><text:s text:c="8"/>except queue.Full:</text:p>
      <text:p text:style-name="P3"><text:s text:c="12"/>print("Queue is full. Skipping item.")</text:p>
      <text:p text:style-name="P3"><text:s text:c="8"/>time.sleep(random.uniform(0.1, 0.5))</text:p>
      <text:p text:style-name="P3"/>
      <text:p text:style-name="P3"># Consumer Function (Blocking with try/except)</text:p>
      <text:p text:style-name="P3">def consumer(queue_obj, n_items):</text:p>
      <text:p text:style-name="P3"><text:s text:c="4"/>consumed = 0</text:p>
      <text:p text:style-name="P3"><text:s text:c="4"/>while consumed &lt; n_items:</text:p>
      <text:p text:style-name="P3"><text:s text:c="8"/>try:</text:p>
      <text:p text:style-name="P3"><text:s text:c="12"/>item = queue_obj.get() <text:s/># Blocking get</text:p>
      <text:p text:style-name="P3"><text:s text:c="12"/>print(f"Consumed: {item}")</text:p>
      <text:p text:style-name="P3"><text:s text:c="12"/>consumed += 1</text:p>
      <text:p text:style-name="P3"><text:s text:c="8"/>except queue.Empty:</text:p>
      <text:p text:style-name="P3"><text:s text:c="12"/>print("Queue is empty. Waiting...")</text:p>
      <text:p text:style-name="P3"><text:s text:c="8"/>time.sleep(random.uniform(0.1, 0.5))</text:p>
      <text:p text:style-name="P3"/>
      <text:p text:style-name="P3">if __name__ == "__main__":</text:p>
      <text:p text:style-name="P3"><text:s text:c="4"/>N_ITEMS = 10</text:p>
      <text:p text:style-name="P3"><text:s text:c="4"/>q = multiprocessing.Queue(maxsize=5)</text:p>
      <text:p text:style-name="P3"/>
      <text:p text:style-name="P3"><text:s text:c="4"/>p = multiprocessing.Process(target=producer, args=(q, N_ITEMS))</text:p>
      <text:p text:style-name="P3"><text:s text:c="4"/>c = multiprocessing.Process(target=consumer, args=(q, N_ITEMS))</text:p>
      <text:p text:style-name="P3"/>
      <text:p text:style-name="P3"><text:s text:c="4"/>p.start()</text:p>
      <text:p text:style-name="P3"><text:s text:c="4"/>c.start()</text:p>
      <text:p text:style-name="P3"><text:s text:c="4"/>p.join()</text:p>
      <text:p text:style-name="P3"><text:s text:c="4"/>c.join()</text:p>
      <text:p text:style-name="P2"><draw:frame text:anchor-type="paragraph" draw:z-index="1" draw:name="Text Frame 2" draw:style-name="gr1" draw:text-style-name="P4" svg:width="4.9169in" svg:height="2.6843in" svg:x="0.0252in" svg:y="0.0799in"><draw:text-box><text:p><text:s/>Produced: 19</text:p><text:p><text:s/>Consumed: 19</text:p><text:p><text:s/>Produced: 7</text:p><text:p><text:s/>Consumed: 7</text:p><text:p><text:s/>Produced: 92</text:p><text:p><text:s/>Consumed: 92</text:p><text:p><text:s/>Produced: 45</text:p><text:p><text:s/>Consumed: 45</text:p><text:p><text:s/>Produced: 25</text:p><text:p><text:s/>Consumed: 25</text:p><text:p><text:s/>Produced: 86</text:p><text:p><text:s/>Consumed: 86</text:p><text:p><text:s/>Produced: 99</text:p><text:p><text:s/>Consumed: 99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3. Non Blocking Version of Producer-Consumer Using multiprocessing-Queue</text:p>
      <text:p text:style-name="P3">import multiprocessing</text:p>
      <text:p text:style-name="P3">import time</text:p>
      <text:p text:style-name="P3">import random</text:p>
      <text:p text:style-name="P3">import queue <text:s/># For Full/Empty exceptions</text:p>
      <text:p text:style-name="P3"/>
      <text:p text:style-name="P3"># Producer Function (Non-blocking put)</text:p>
      <text:p text:style-name="P3">def producer(queue_obj, n_items):</text:p>
      <text:p text:style-name="P3"><text:s text:c="4"/>for i in range(n_items):</text:p>
      <text:p text:style-name="P3"><text:s text:c="8"/>item = random.randint(1, 100)</text:p>
      <text:p text:style-name="P3"><text:s text:c="8"/>try:</text:p>
      <text:p text:style-name="P3"><text:s text:c="12"/>queue_obj.put(item, block=False) <text:s/># Non-blocking put</text:p>
      <text:p text:style-name="P3"><text:s text:c="12"/>print(f"Produced: {item}")</text:p>
      <text:p text:style-name="P3"><text:s text:c="8"/>except queue.Full:</text:p>
      <text:p text:style-name="P3"><text:s text:c="12"/>print("Queue is full. Skipping item.")</text:p>
      <text:p text:style-name="P3"><text:s text:c="8"/>time.sleep(random.uniform(0.1, 0.5))</text:p>
      <text:p text:style-name="P3"/>
      <text:p text:style-name="P3"># Consumer Function (Non-blocking get)</text:p>
      <text:p text:style-name="P3">def consumer(queue_obj, n_items):</text:p>
      <text:p text:style-name="P3"><text:s text:c="4"/>consumed = 0</text:p>
      <text:p text:style-name="P3"><text:s text:c="4"/>while consumed &lt; n_items:</text:p>
      <text:p text:style-name="P3"><text:s text:c="8"/>try:</text:p>
      <text:p text:style-name="P3"><text:s text:c="12"/>item = queue_obj.get(block=False) <text:s/># Non-blocking get</text:p>
      <text:p text:style-name="P3"><text:s text:c="12"/>print(f"Consumed: {item}")</text:p>
      <text:p text:style-name="P3"><text:s text:c="12"/>consumed += 1</text:p>
      <text:p text:style-name="P3"><text:s text:c="8"/>except queue.Empty:</text:p>
      <text:p text:style-name="P3"><text:s text:c="12"/>print("Queue is empty. Waiting...")</text:p>
      <text:p text:style-name="P3"><text:s text:c="8"/>time.sleep(random.uniform(0.1, 0.5))</text:p>
      <text:p text:style-name="P3"/>
      <text:p text:style-name="P3">if __name__ == "__main__":</text:p>
      <text:p text:style-name="P3"><text:s text:c="4"/>N_ITEMS = 10</text:p>
      <text:p text:style-name="P3"><text:s text:c="4"/>q = multiprocessing.Queue(maxsize=5)</text:p>
      <text:p text:style-name="P3"/>
      <text:p text:style-name="P3"><text:s text:c="4"/>p = multiprocessing.Process(target=producer, args=(q, N_ITEMS))</text:p>
      <text:p text:style-name="P3"><text:s text:c="4"/>c = multiprocessing.Process(target=consumer, args=(q, N_ITEMS))</text:p>
      <text:p text:style-name="P3"/>
      <text:p text:style-name="P3"><text:s text:c="4"/>p.start()</text:p>
      <text:p text:style-name="P3"><text:s text:c="4"/>c.start()</text:p>
      <text:p text:style-name="P3"><text:s text:c="4"/>p.join()</text:p>
      <text:p text:style-name="P3"><text:s text:c="4"/>c.join()</text:p>
      <text:p text:style-name="P3"><draw:frame text:anchor-type="paragraph" draw:z-index="2" draw:name="Text Frame 3" draw:style-name="gr1" draw:text-style-name="P4" svg:width="4.9169in" svg:height="2.876in" svg:x="0.0252in" svg:y="0.0799in"><draw:text-box><text:p>Produced: 44</text:p><text:p>Consumed: 44</text:p><text:p>Produced: 14</text:p><text:p>Produced: 19</text:p><text:p>Consumed: 14</text:p><text:p>Produced: 69</text:p><text:p>Consumed: 19</text:p><text:p>Consumed: 69</text:p><text:p>Produced: 49</text:p><text:p>Consumed: 49</text:p><text:p>Queue is empty. Waiting...</text:p><text:p>Produced: 21</text:p><text:p>Consumed: 21</text:p><text:p>Produced: 16</text:p><text:p>Consumed: 16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18T21:51:43.655000000</meta:creation-date>
    <dc:date>2025-09-18T22:03:39.665000000</dc:date>
    <meta:editing-duration>PT1M33S</meta:editing-duration>
    <meta:editing-cycles>1</meta:editing-cycles>
    <meta:document-statistic meta:table-count="0" meta:image-count="0" meta:object-count="0" meta:page-count="3" meta:paragraph-count="98" meta:word-count="320" meta:character-count="3223" meta:non-whitespace-character-count="2528"/>
    <meta:generator>LibreOffice/24.2.5.2$Windows_X86_64 LibreOffice_project/bffef4ea93e59bebbeaf7f431bb02b1a39ee8a59</meta:generator>
  </office:meta>
</office:document-meta>
</file>